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36f" officeooo:paragraph-rsid="000c33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« x = x + 1 » &lt;==&gt; « x += 1 »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2:55:14.359088048</meta:creation-date>
    <meta:generator>LibreOffice/7.3.7.2$Linux_X86_64 LibreOffice_project/30$Build-2</meta:generator>
    <dc:date>2023-11-13T12:56:52.904825559</dc:date>
    <meta:editing-duration>PT1M38S</meta:editing-duration>
    <meta:editing-cycles>1</meta:editing-cycles>
    <meta:document-statistic meta:table-count="0" meta:image-count="0" meta:object-count="0" meta:page-count="1" meta:paragraph-count="1" meta:word-count="13" meta:character-count="29" meta:non-whitespace-character-count="17"/>
  </office:meta>
</office:document-meta>
</file>